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loext:graphic-properties draw:fill="none"/>
      <style:paragraph-properties fo:background-color="transparent" style:shadow="none"/>
      <style:text-properties officeooo:rsid="0020c479" officeooo:paragraph-rsid="00212d06"/>
    </style:style>
    <style:style style:name="P2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0c479"/>
    </style:style>
    <style:style style:name="P3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12d06"/>
    </style:style>
    <style:style style:name="P4" style:family="paragraph" style:parent-style-name="Heading_20_3" style:master-page-name="Standard">
      <loext:graphic-properties draw:fill="none"/>
      <style:paragraph-properties style:page-number="auto" fo:background-color="transparent" style:shadow="none"/>
      <style:text-properties officeooo:rsid="0020c479" officeooo:paragraph-rsid="00212d0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P7" style:family="paragraph" style:parent-style-name="Contents_20_3" style:master-page-name="without">
      <style:paragraph-properties style:page-number="auto">
        <style:tab-stops>
          <style:tab-stop style:position="13.65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06_3391829392" text:style-name="Index_20_Link" text:visited-style-name="Index_20_Link">1. Ограничения по ресурсам.<text:tab/>2</text:a></text:p>
          <text:p text:style-name="P6"><text:a xlink:type="simple" xlink:href="#__RefHeading___Toc108_3391829392" text:style-name="Index_20_Link" text:visited-style-name="Index_20_Link">2. Абсолютная и относительная погрешности. Понятие об оценке погрешности.<text:tab/>2</text:a></text:p>
          <text:p text:style-name="P6"><text:a xlink:type="simple" xlink:href="#__RefHeading___Toc110_3391829392" text:style-name="Index_20_Link" text:visited-style-name="Index_20_Link">3. Источники и классификация погрешностей.<text:tab/>2</text:a></text:p>
          <text:p text:style-name="P6"><text:a xlink:type="simple" xlink:href="#__RefHeading___Toc112_3391829392" text:style-name="Index_20_Link" text:visited-style-name="Index_20_Link">4. Особенности машинной арифметики: представление чисел в форме с фиксивированной и плавающей запятой, диапазон и погрешности представления, операции над числами, погрешности арифметических операциц.<text:tab/>2</text:a></text:p>
          <text:p text:style-name="P6"><text:a xlink:type="simple" xlink:href="#__RefHeading___Toc114_3391829392" text:style-name="Index_20_Link" text:visited-style-name="Index_20_Link">5. Математические модели погрешностей. Погрешности суммы, разности, произведения, частного.<text:tab/>2</text:a></text:p>
          <text:p text:style-name="P6"><text:a xlink:type="simple" xlink:href="#__RefHeading___Toc116_3391829392" text:style-name="Index_20_Link" text:visited-style-name="Index_20_Link">6. Решение систем линейных алгебраических уравнений. Прямые методы.<text:tab/>2</text:a></text:p>
          <text:p text:style-name="P6"><text:a xlink:type="simple" xlink:href="#__RefHeading___Toc118_3391829392" text:style-name="Index_20_Link" text:visited-style-name="Index_20_Link">7. Нормы вектора и матриц.<text:tab/>2</text:a></text:p>
          <text:p text:style-name="P6"><text:a xlink:type="simple" xlink:href="#__RefHeading___Toc120_3391829392" text:style-name="Index_20_Link" text:visited-style-name="Index_20_Link">8. Типы используемых матриц.<text:tab/>2</text:a></text:p>
          <text:p text:style-name="P6"><text:a xlink:type="simple" xlink:href="#__RefHeading___Toc122_3391829392" text:style-name="Index_20_Link" text:visited-style-name="Index_20_Link">9. Метод прогонки.<text:tab/>2</text:a></text:p>
          <text:p text:style-name="P6"><text:a xlink:type="simple" xlink:href="#__RefHeading___Toc124_3391829392" text:style-name="Index_20_Link" text:visited-style-name="Index_20_Link">10. Метод LU-разложения.<text:tab/>2</text:a></text:p>
          <text:p text:style-name="P6"><text:a xlink:type="simple" xlink:href="#__RefHeading___Toc126_3391829392" text:style-name="Index_20_Link" text:visited-style-name="Index_20_Link">11. Решение систем линейных алгебраичческих уравнений. Итерационные методы.<text:tab/>2</text:a></text:p>
          <text:p text:style-name="P6"><text:a xlink:type="simple" xlink:href="#__RefHeading___Toc128_3391829392" text:style-name="Index_20_Link" text:visited-style-name="Index_20_Link">12. Метод простой итерации.<text:tab/>2</text:a></text:p>
          <text:p text:style-name="P6"><text:a xlink:type="simple" xlink:href="#__RefHeading___Toc130_3391829392" text:style-name="Index_20_Link" text:visited-style-name="Index_20_Link">13. Метод Зейделя.<text:tab/>2</text:a></text:p>
          <text:p text:style-name="P6"><text:a xlink:type="simple" xlink:href="#__RefHeading___Toc132_3391829392" text:style-name="Index_20_Link" text:visited-style-name="Index_20_Link">14. Двухслойные итерационные методы.<text:tab/>2</text:a></text:p>
          <text:p text:style-name="P6"><text:a xlink:type="simple" xlink:href="#__RefHeading___Toc134_3391829392" text:style-name="Index_20_Link" text:visited-style-name="Index_20_Link">15. Приближение функций алгебраическими многочленами.<text:tab/>2</text:a></text:p>
          <text:p text:style-name="P6"><text:a xlink:type="simple" xlink:href="#__RefHeading___Toc136_3391829392" text:style-name="Index_20_Link" text:visited-style-name="Index_20_Link">16. Приближение по методу наименьших квадратов.<text:tab/>2</text:a></text:p>
          <text:p text:style-name="P6"><text:a xlink:type="simple" xlink:href="#__RefHeading___Toc138_3391829392" text:style-name="Index_20_Link" text:visited-style-name="Index_20_Link">17. Постановка задачи интерполяции.<text:tab/>2</text:a></text:p>
          <text:p text:style-name="P6"><text:a xlink:type="simple" xlink:href="#__RefHeading___Toc140_3391829392" text:style-name="Index_20_Link" text:visited-style-name="Index_20_Link">18. Конечные и разделенные разности и их свойства.<text:tab/>2</text:a></text:p>
          <text:p text:style-name="P6"><text:a xlink:type="simple" xlink:href="#__RefHeading___Toc142_3391829392" text:style-name="Index_20_Link" text:visited-style-name="Index_20_Link">19. Интерполяционный многочлен Лангранжа.<text:tab/>2</text:a></text:p>
          <text:p text:style-name="P6"><text:a xlink:type="simple" xlink:href="#__RefHeading___Toc144_3391829392" text:style-name="Index_20_Link" text:visited-style-name="Index_20_Link">20. Интерполяционный многослен Ньютона.<text:tab/>2</text:a></text:p>
          <text:p text:style-name="P6"><text:a xlink:type="simple" xlink:href="#__RefHeading___Toc146_3391829392" text:style-name="Index_20_Link" text:visited-style-name="Index_20_Link">21. Остаточный член интерполяционного многочлена. Оценка погрешности интерполяционного многочлена.<text:tab/>2</text:a></text:p>
          <text:p text:style-name="P6"><text:a xlink:type="simple" xlink:href="#__RefHeading___Toc148_3391829392" text:style-name="Index_20_Link" text:visited-style-name="Index_20_Link">22. Интерполирование сплайнами.<text:tab/>2</text:a></text:p>
          <text:p text:style-name="P6"><text:a xlink:type="simple" xlink:href="#__RefHeading___Toc150_3391829392" text:style-name="Index_20_Link" text:visited-style-name="Index_20_Link">23. Постановка и основные этапы решения задачи решения нелинейных уравнений.<text:tab/>2</text:a></text:p>
          <text:p text:style-name="P6"><text:a xlink:type="simple" xlink:href="#__RefHeading___Toc152_3391829392" text:style-name="Index_20_Link" text:visited-style-name="Index_20_Link">24. Методы локализации и уточнения корней.<text:tab/>2</text:a></text:p>
          <text:p text:style-name="P6"><text:a xlink:type="simple" xlink:href="#__RefHeading___Toc154_3391829392" text:style-name="Index_20_Link" text:visited-style-name="Index_20_Link">25. Метод деления отрезка пополам.<text:tab/>2</text:a></text:p>
          <text:p text:style-name="P6"><text:a xlink:type="simple" xlink:href="#__RefHeading___Toc156_3391829392" text:style-name="Index_20_Link" text:visited-style-name="Index_20_Link">26. Метод простых итераций.<text:tab/>2</text:a></text:p>
          <text:p text:style-name="P6"><text:a xlink:type="simple" xlink:href="#__RefHeading___Toc158_3391829392" text:style-name="Index_20_Link" text:visited-style-name="Index_20_Link">27. Метод Ньютона.<text:tab/>2</text:a></text:p>
          <text:p text:style-name="P6"><text:a xlink:type="simple" xlink:href="#__RefHeading___Toc160_3391829392" text:style-name="Index_20_Link" text:visited-style-name="Index_20_Link">28. Численное решение задачи Коши для обыкновенных дифференциальных уравнений.<text:tab/>3</text:a></text:p>
          <text:p text:style-name="P6"><text:a xlink:type="simple" xlink:href="#__RefHeading___Toc162_3391829392" text:style-name="Index_20_Link" text:visited-style-name="Index_20_Link">29. Методы Эйлера. Рунге-Кутта.<text:tab/>3</text:a></text:p>
          <text:p text:style-name="P6"><text:a xlink:type="simple" xlink:href="#__RefHeading___Toc164_3391829392" text:style-name="Index_20_Link" text:visited-style-name="Index_20_Link">30. Решение краевых задач<text:tab/>3</text:a></text:p>
          <text:p text:style-name="P6"><text:a xlink:type="simple" xlink:href="#__RefHeading___Toc166_3391829392" text:style-name="Index_20_Link" text:visited-style-name="Index_20_Link">31. Методы конечных разностей. Основыне понятия.<text:tab/>3</text:a></text:p>
          <text:p text:style-name="P6"><text:a xlink:type="simple" xlink:href="#__RefHeading___Toc168_3391829392" text:style-name="Index_20_Link" text:visited-style-name="Index_20_Link">Методы конечных разностей. Апроксимация специального вида.<text:tab/>3</text:a></text:p>
        </text:index-body>
      </text:table-of-content>
      <text:h text:style-name="P2" text:outline-level="3"/>
      <text:h text:style-name="P4" text:outline-level="3"><text:bookmark-start text:name="__RefHeading___Toc106_3391829392"/>Ограничения по ресурсам.<text:bookmark-end text:name="__RefHeading___Toc106_3391829392"/></text:h>
      <text:h text:style-name="P1" text:outline-level="3"><text:bookmark-start text:name="__RefHeading___Toc108_3391829392"/>Абсолютная и относительная погрешности. Понятие об оценке погрешности.<text:bookmark-end text:name="__RefHeading___Toc108_3391829392"/></text:h>
      <text:h text:style-name="P1" text:outline-level="3"><text:bookmark-start text:name="__RefHeading___Toc110_3391829392"/>Источники и классификация погрешностей.<text:bookmark-end text:name="__RefHeading___Toc110_3391829392"/></text:h>
      <text:h text:style-name="P1" text:outline-level="3"><text:bookmark-start text:name="__RefHeading___Toc112_3391829392"/>Особенности машинной арифметики: представление чисел в форме с фиксивированной и плавающей запятой, диапазон и погрешности представления, операции над числами, погрешности арифметических операциц.<text:bookmark-end text:name="__RefHeading___Toc112_3391829392"/></text:h>
      <text:h text:style-name="P1" text:outline-level="3"><text:bookmark-start text:name="__RefHeading___Toc114_3391829392"/>Математические модели погрешностей. Погрешности суммы, разности, произведения, частного.<text:bookmark-end text:name="__RefHeading___Toc114_3391829392"/></text:h>
      <text:h text:style-name="P1" text:outline-level="3"><text:bookmark-start text:name="__RefHeading___Toc116_3391829392"/>Решение систем линейных алгебраических уравнений. Прямые методы.<text:bookmark-end text:name="__RefHeading___Toc116_3391829392"/></text:h>
      <text:h text:style-name="P1" text:outline-level="3"><text:bookmark-start text:name="__RefHeading___Toc118_3391829392"/>Нормы вектора и матриц.<text:bookmark-end text:name="__RefHeading___Toc118_3391829392"/></text:h>
      <text:h text:style-name="P1" text:outline-level="3"><text:bookmark-start text:name="__RefHeading___Toc120_3391829392"/>Типы используемых матриц.<text:bookmark-end text:name="__RefHeading___Toc120_3391829392"/></text:h>
      <text:h text:style-name="P1" text:outline-level="3"><text:bookmark-start text:name="__RefHeading___Toc122_3391829392"/>Метод прогонки.<text:bookmark-end text:name="__RefHeading___Toc122_3391829392"/></text:h>
      <text:h text:style-name="P1" text:outline-level="3"><text:bookmark-start text:name="__RefHeading___Toc124_3391829392"/>Метод LU-разложения.<text:bookmark-end text:name="__RefHeading___Toc124_3391829392"/></text:h>
      <text:h text:style-name="P1" text:outline-level="3"><text:bookmark-start text:name="__RefHeading___Toc126_3391829392"/>Решение систем линейных алгебраичческих уравнений. Итерационные методы.<text:bookmark-end text:name="__RefHeading___Toc126_3391829392"/></text:h>
      <text:h text:style-name="P1" text:outline-level="3"><text:bookmark-start text:name="__RefHeading___Toc128_3391829392"/>Метод простой итерации.<text:bookmark-end text:name="__RefHeading___Toc128_3391829392"/></text:h>
      <text:h text:style-name="P1" text:outline-level="3"><text:bookmark-start text:name="__RefHeading___Toc130_3391829392"/>Метод Зейделя.<text:bookmark-end text:name="__RefHeading___Toc130_3391829392"/></text:h>
      <text:h text:style-name="P1" text:outline-level="3"><text:bookmark-start text:name="__RefHeading___Toc132_3391829392"/>Двухслойные итерационные методы.<text:bookmark-end text:name="__RefHeading___Toc132_3391829392"/></text:h>
      <text:h text:style-name="P1" text:outline-level="3"><text:bookmark-start text:name="__RefHeading___Toc134_3391829392"/>Приближение функций алгебраическими многочленами.<text:bookmark-end text:name="__RefHeading___Toc134_3391829392"/></text:h>
      <text:h text:style-name="P1" text:outline-level="3"><text:bookmark-start text:name="__RefHeading___Toc136_3391829392"/>Приближение по методу наименьших квадратов.<text:bookmark-end text:name="__RefHeading___Toc136_3391829392"/></text:h>
      <text:h text:style-name="P1" text:outline-level="3"><text:bookmark-start text:name="__RefHeading___Toc138_3391829392"/>Постановка задачи интерполяции.<text:bookmark-end text:name="__RefHeading___Toc138_3391829392"/></text:h>
      <text:h text:style-name="P1" text:outline-level="3"><text:bookmark-start text:name="__RefHeading___Toc140_3391829392"/>Конечные и разделенные разности и их свойства.<text:bookmark-end text:name="__RefHeading___Toc140_3391829392"/></text:h>
      <text:h text:style-name="P1" text:outline-level="3"><text:bookmark-start text:name="__RefHeading___Toc142_3391829392"/>Интерполяционный многочлен Лангранжа.<text:bookmark-end text:name="__RefHeading___Toc142_3391829392"/></text:h>
      <text:h text:style-name="P1" text:outline-level="3"><text:bookmark-start text:name="__RefHeading___Toc144_3391829392"/>Интерполяционный многослен Ньютона.<text:bookmark-end text:name="__RefHeading___Toc144_3391829392"/></text:h>
      <text:h text:style-name="P1" text:outline-level="3"><text:bookmark-start text:name="__RefHeading___Toc146_3391829392"/>Остаточный член интерполяционного многочлена. Оценка погрешности интерполяционного многочлена.<text:bookmark-end text:name="__RefHeading___Toc146_3391829392"/></text:h>
      <text:h text:style-name="P1" text:outline-level="3"><text:bookmark-start text:name="__RefHeading___Toc148_3391829392"/>Интерполирование сплайнами.<text:bookmark-end text:name="__RefHeading___Toc148_3391829392"/></text:h>
      <text:h text:style-name="P1" text:outline-level="3"><text:bookmark-start text:name="__RefHeading___Toc150_3391829392"/>Постановка и основные этапы решения задачи решения нелинейных уравнений.<text:bookmark-end text:name="__RefHeading___Toc150_3391829392"/></text:h>
      <text:h text:style-name="P1" text:outline-level="3"><text:bookmark-start text:name="__RefHeading___Toc152_3391829392"/>Методы локализации и уточнения корней.<text:bookmark-end text:name="__RefHeading___Toc152_3391829392"/></text:h>
      <text:h text:style-name="P1" text:outline-level="3"><text:bookmark-start text:name="__RefHeading___Toc154_3391829392"/>Метод деления отрезка пополам.<text:bookmark-end text:name="__RefHeading___Toc154_3391829392"/></text:h>
      <text:h text:style-name="P1" text:outline-level="3"><text:bookmark-start text:name="__RefHeading___Toc156_3391829392"/>Метод простых итераций.<text:bookmark-end text:name="__RefHeading___Toc156_3391829392"/></text:h>
      <text:h text:style-name="P1" text:outline-level="3"><text:bookmark-start text:name="__RefHeading___Toc158_3391829392"/>Метод Ньютона.<text:bookmark-end text:name="__RefHeading___Toc158_3391829392"/></text:h>
      <text:h text:style-name="P1" text:outline-level="3"><text:bookmark-start text:name="__RefHeading___Toc160_3391829392"/><text:soft-page-break/>Численное решение задачи Коши для обыкновенных дифференциальных уравнений.<text:bookmark-end text:name="__RefHeading___Toc160_3391829392"/></text:h>
      <text:h text:style-name="P1" text:outline-level="3"><text:bookmark-start text:name="__RefHeading___Toc162_3391829392"/>Методы Эйлера. Рунге-Кутта.<text:bookmark-end text:name="__RefHeading___Toc162_3391829392"/></text:h>
      <text:h text:style-name="P1" text:outline-level="3"><text:bookmark-start text:name="__RefHeading___Toc164_3391829392"/>Решение краевых задач<text:bookmark-end text:name="__RefHeading___Toc164_3391829392"/></text:h>
      <text:h text:style-name="P1" text:outline-level="3"><text:bookmark-start text:name="__RefHeading___Toc166_3391829392"/>Методы конечных разностей. Основыне понятия.<text:bookmark-end text:name="__RefHeading___Toc166_3391829392"/></text:h>
      <text:h text:style-name="P3" text:outline-level="3"><text:bookmark-start text:name="__RefHeading___Toc168_3391829392"/>Методы конечных разностей. Апроксимация специального вида.<text:bookmark-end text:name="__RefHeading___Toc168_339182939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cm" fo:margin-right="0cm" fo:margin-top="0.101cm" fo:margin-bottom="0cm" loext:contextual-spacing="false" fo:text-align="justify" style:justify-single-word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without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2:43.345784132</meta:creation-date>
    <dc:date>2020-02-20T22:06:32.533303086</dc:date>
    <meta:editing-duration>PT23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417" meta:character-count="3198" meta:non-whitespace-character-count="2877"/>
  </office:meta>
</office:document-meta>
</file>